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Zły urok</text:h>
      <text:p text:style-name="Standard">Dawno dawno temu za sierdmioma górami, za siedmioma lasami w odległej krainie ZSZIADOWO żyła sobie królewna Marta. Wszyscy dworzanie bardzo ją lubili. Niestety pewnego dnia zła wiedźma Joanna rzuciła na nią urok. Od tej pory Marta <text:s/>wszędzie się spóźniała. Do królestwa sprowadzone wielu magów i czarodziejów którzy próbowali zdjąć z naszej księżniczki rzuconą klątwę. Pewnego dnia do krainy przybył sławny na archipelagu Wielkiej Polibudy arcymag Maciej z Atarlandi. Po chwili wyciągnął przytaszczone ze sobą tajemnicze zapomniane narzędzie. Coś <text:s/>zawirowało, zaświergotało i zaczął się ogólny chaos i zamęt. Rozstąpiły się niebiosa, atmosfera zgęstniała i zatrzęsła się ziema gdy Arcymag odpalil legendarny program ZdejmowanieKlatw.exe. Po chwili czarodziej już wiedział jak odczarować księżniczkę. <text:s/>Niezbędna do tego okazała się łza smoka. Więc z całego kraju do Zsiadowo zaczęły przybywać całe zastępy rycerzy w tym Sir Soso Śośniak wsławiony w bojach niezwykle dzielny i męski wojak. Przysiągł pomoc odczarować księżniczkę. W tym celu udał się na daleką wyprawę. Wyruszył w góry szukac złego smoka Kikora. </text:p>
      <text:p text:style-name="Standard"/>
      <text:p text:style-name="Standard">Jeśli chcesz poznać dalsze losy Sir Soso wyślij sms pod numer 79920 o treści „git init”.<text:line-break/></text:p>
      <text:list xml:id="list411619796" text:style-name="L1">
        <text:list-item>
          <text:p text:style-name="P3"><text:s/>..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Dawid Jaboński &amp; Maciej Grzybe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03T14:03:33</dc:date>
    <meta:editing-duration>PT00H23M11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2" meta:paragraph-count="5" meta:word-count="186" meta:character-count="1243"/>
  </office:meta>
</office:document-meta>
</file>